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10" svg:font-family="CMR10"/>
    <style:font-face style:name="CMR12" svg:font-family="CMR12"/>
    <style:font-face style:name="OpenSymbol" svg:font-family="OpenSymbol"/>
    <style:font-face style:name="StarSymbol" svg:font-family="StarSymbol"/>
    <style:font-face style:name="Lucida Sans1" svg:font-family="'Lucida Sans'" style:font-family-generic="swiss"/>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Garamond1" svg:font-family="Garamond" style:font-family-generic="system" style:font-pitch="variable"/>
    <style:font-face style:name="Garamond-Italic" svg:font-family="Garamond-Italic"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M6">
      <style:paragraph-properties fo:text-align="justify" style:justify-single-word="false"/>
      <style:text-properties style:font-name="Garamond"/>
    </style:style>
    <style:style style:name="P2" style:family="paragraph" style:parent-style-name="CM6">
      <style:text-properties fo:font-weight="bold" style:font-weight-asian="bold" style:font-weight-complex="bold"/>
    </style:style>
    <style:style style:name="P3" style:family="paragraph" style:parent-style-name="CM6">
      <style:paragraph-properties fo:margin-top="0cm" fo:margin-bottom="0.392cm" style:line-height-at-least="0.437cm" fo:text-align="justify" style:justify-single-word="false"/>
    </style:style>
    <style:style style:name="P4" style:family="paragraph" style:parent-style-name="CM6">
      <style:paragraph-properties fo:margin-top="0cm" fo:margin-bottom="0.392cm" style:line-height-at-least="0.437cm" fo:text-align="justify" style:justify-single-word="false" fo:break-before="page"/>
    </style:style>
    <style:style style:name="P5" style:family="paragraph" style:parent-style-name="CM6">
      <style:paragraph-properties fo:margin-top="0.847cm" fo:margin-bottom="0.436cm" style:line-height-at-least="0.437cm"/>
    </style:style>
    <style:style style:name="P6" style:family="paragraph" style:parent-style-name="CM6">
      <style:paragraph-properties fo:margin-top="0.847cm" fo:margin-bottom="0.436cm" style:line-height-at-least="0.437cm" fo:text-align="justify" style:justify-single-word="false"/>
    </style:style>
    <style:style style:name="P7" style:family="paragraph" style:parent-style-name="CM6" style:master-page-name="First_20_Page">
      <style:paragraph-properties style:page-number="auto"/>
    </style:style>
    <style:style style:name="P8" style:family="paragraph" style:parent-style-name="Header">
      <style:paragraph-properties>
        <style:tab-stops>
          <style:tab-stop style:position="9.753cm" style:type="right"/>
          <style:tab-stop style:position="17cm" style:type="right"/>
        </style:tab-stops>
      </style:paragraph-properties>
    </style:style>
    <style:style style:name="P9" style:family="paragraph" style:parent-style-name="Header">
      <style:paragraph-properties>
        <style:tab-stops>
          <style:tab-stop style:position="8.5cm" style:type="center"/>
          <style:tab-stop style:position="9.751cm" style:type="center"/>
          <style:tab-stop style:position="17cm" style:type="right"/>
        </style:tab-stops>
      </style:paragraph-properties>
    </style:style>
    <style:style style:name="P10" style:family="paragraph" style:parent-style-name="Header">
      <style:paragraph-properties>
        <style:tab-stops>
          <style:tab-stop style:position="9.753cm" style:type="center"/>
          <style:tab-stop style:position="17cm" style:type="righ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Garamond" fo:language="en" fo:country="US" style:font-size-complex="12pt"/>
    </style:style>
    <style:style style:name="P13" style:family="paragraph" style:parent-style-name="Standard">
      <style:paragraph-properties fo:margin-left="0.501cm" fo:margin-right="0cm" fo:text-align="justify" style:justify-single-word="false" fo:text-indent="-0.501cm" style:auto-text-indent="false"/>
    </style:style>
    <style:style style:name="P14" style:family="paragraph" style:parent-style-name="Default">
      <style:paragraph-properties fo:margin-top="0cm" fo:margin-bottom="1.746cm"/>
    </style:style>
    <style:style style:name="P15" style:family="paragraph" style:parent-style-name="CM1">
      <style:paragraph-properties fo:margin-top="0cm" fo:margin-bottom="0.617cm" fo:text-align="justify" style:justify-single-word="false"/>
    </style:style>
    <style:style style:name="P16" style:family="paragraph" style:parent-style-name="First_20_paragraph">
      <style:paragraph-properties fo:text-align="justify" style:justify-single-word="false"/>
      <style:text-properties style:font-name="Garamond"/>
    </style:style>
    <style:style style:name="P17" style:family="paragraph" style:parent-style-name="First_20_paragraph">
      <style:paragraph-properties fo:text-align="justify" style:justify-single-word="false"/>
      <style:text-properties style:font-name="Garamond" fo:font-weight="normal" style:font-weight-asian="normal" style:font-weight-complex="normal"/>
    </style:style>
    <style:style style:name="P18" style:family="paragraph" style:parent-style-name="footnote_20_text" style:master-page-name="Converted1">
      <style:paragraph-properties style:page-number="auto"/>
    </style:style>
    <style:style style:name="P19" style:family="paragraph" style:parent-style-name="Text_20_body">
      <style:paragraph-properties fo:text-align="justify" style:justify-single-word="false"/>
      <style:text-properties style:font-name="Garamond"/>
    </style:style>
    <style:style style:name="P20" style:family="paragraph" style:parent-style-name="Text_20_body" style:list-style-name="L1">
      <style:paragraph-properties fo:text-align="justify" style:justify-single-word="false"/>
      <style:text-properties style:font-name="Garamond"/>
    </style:style>
    <style:style style:name="T1" style:family="text">
      <style:text-properties fo:color="#000000" fo:language="en" fo:country="US" style:font-name-complex="Garamond1" style:font-size-complex="11pt"/>
    </style:style>
    <style:style style:name="T2" style:family="text">
      <style:text-properties fo:color="#000000" fo:language="en" fo:country="US" fo:font-weight="bold" style:font-weight-asian="bold" style:font-name-complex="Garamond1" style:font-weight-complex="bold"/>
    </style:style>
    <style:style style:name="T3" style:family="text">
      <style:text-properties fo:color="#000000" fo:language="en" fo:country="US" fo:font-weight="bold" style:font-weight-asian="bold" style:font-name-complex="Garamond1" style:font-size-complex="11pt" style:font-weight-complex="bold"/>
    </style:style>
    <style:style style:name="T4" style:family="text">
      <style:text-properties fo:color="#000000" fo:language="en" fo:country="US" fo:font-style="italic" fo:font-weight="bold" style:font-style-asian="italic" style:font-weight-asian="bold" style:font-name-complex="Garamond1" style:font-weight-complex="bold"/>
    </style:style>
    <style:style style:name="T5" style:family="text">
      <style:text-properties fo:language="en" fo:country="US"/>
    </style:style>
    <style:style style:name="T6" style:family="text">
      <style:text-properties style:font-name="Garamond" fo:language="en" fo:country="US"/>
    </style:style>
    <style:style style:name="T7" style:family="text">
      <style:text-properties style:font-name="Garamond" fo:language="en" fo:country="US" style:language-asian="it" style:country-asian="IT" style:font-size-complex="12pt"/>
    </style:style>
    <style:style style:name="T8" style:family="text">
      <style:text-properties style:font-name="Garamond" fo:language="en" fo:country="US" fo:font-style="italic" style:language-asian="it" style:country-asian="IT" style:font-style-asian="italic" style:font-size-complex="12pt" style:font-style-complex="italic"/>
    </style:style>
    <style:style style:name="T9" style:family="text">
      <style:text-properties style:font-name="Garamond" fo:language="en" fo:country="US" fo:font-style="italic" style:font-style-asian="italic" style:font-name-complex="Arial1" style:font-size-complex="12pt"/>
    </style:style>
    <style:style style:name="T10" style:family="text">
      <style:text-properties style:font-name="Garamond" fo:language="en" fo:country="US" style:font-name-complex="Arial1" style:font-size-complex="12pt"/>
    </style:style>
    <style:style style:name="T11" style:family="text">
      <style:text-properties style:font-name="Garamond" style:font-name-complex="Arial1" style:font-size-complex="12pt"/>
    </style:style>
    <style:style style:name="T12" style:family="text">
      <style:text-properties style:font-name="Garamond" fo:language="en" fo:country="GB" style:font-name-complex="Arial1" style:font-size-complex="12pt"/>
    </style:style>
    <style:style style:name="T13" style:family="text">
      <style:text-properties style:font-name="Garamond" fo:language="en" fo:country="GB" style:font-size-complex="12pt"/>
    </style:style>
    <style:style style:name="T14" style:family="text">
      <style:text-properties style:font-name="Garamond" fo:language="en" fo:country="GB" fo:font-style="italic" style:font-style-asian="italic" style:font-name-complex="Arial1" style:font-size-complex="12pt"/>
    </style:style>
    <style:style style:name="T15" style:family="text">
      <style:text-properties style:font-name="Garamond" fo:language="en" fo:country="GB" fo:font-style="italic" style:font-style-asian="italic" style:font-name-complex="Arial1" style:font-size-complex="12pt" style:font-style-complex="italic"/>
    </style:style>
    <style:style style:name="T16" style:family="text">
      <style:text-properties style:font-name="Garamond" style:language-asian="it" style:country-asian="IT" style:font-size-complex="12pt"/>
    </style:style>
    <style:style style:name="T17" style:family="text">
      <style:text-properties style:font-name="Garamond" fo:font-style="italic" style:language-asian="it" style:country-asian="IT" style:font-style-asian="italic" style:font-size-complex="12pt" style:font-style-complex="italic"/>
    </style:style>
    <style:style style:name="T18" style:family="text">
      <style:text-properties style:font-name="Garamond" fo:font-style="italic" style:font-style-asian="italic" style:font-name-complex="Arial1" style:font-size-complex="12pt"/>
    </style:style>
    <style:style style:name="T19" style:family="text">
      <style:text-properties style:font-name="Garamond" fo:font-size="9pt" style:font-size-asian="9pt" style:font-size-complex="9pt"/>
    </style:style>
    <style:style style:name="T20" style:family="text">
      <style:text-properties style:font-name="Garamond" fo:font-size="9pt" style:font-size-asian="9pt" style:font-name-complex="Garamond-Italic" style:font-size-complex="9pt" style:font-style-complex="italic"/>
    </style:style>
    <style:style style:name="T21" style:family="text">
      <style:text-properties style:font-name="Garamond" fo:font-size="9pt" fo:font-style="italic" style:font-size-asian="9pt" style:font-style-asian="italic" style:font-name-complex="Garamond-Italic" style:font-size-complex="9pt" style:font-style-complex="italic"/>
    </style:style>
    <style:style style:name="T22" style:family="text">
      <style:text-properties style:font-name="Garamond" fo:font-size="9pt" fo:language="en" fo:country="US" style:font-size-asian="9pt" style:font-name-complex="Garamond-Italic" style:font-size-complex="9pt" style:font-style-complex="italic"/>
    </style:style>
    <style:style style:name="T23"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T24" style:family="text">
      <style:text-properties style:font-name="Garamond" fo:font-size="11pt" fo:language="en" fo:country="GB" style:font-name-complex="Arial1" style:font-size-complex="12pt"/>
    </style:style>
    <style:style style:name="T25" style:family="text">
      <style:text-properties style:font-name="Garamond" fo:font-size="11pt" fo:language="en" fo:country="GB" fo:font-style="italic" style:font-style-asian="italic" style:font-name-complex="Arial1" style:font-size-complex="12pt" style:font-style-complex="italic"/>
    </style:style>
    <style:style style:name="T26" style:family="text">
      <style:text-properties fo:language="en" fo:country="GB" style:font-name-complex="Arial1"/>
    </style:style>
    <style:style style:name="T27" style:family="text">
      <style:text-properties fo:language="en" fo:country="GB" style:font-name-complex="Arial1" style:font-size-complex="12pt"/>
    </style:style>
    <style:style style:name="T28" style:family="text">
      <style:text-properties fo:language="en" fo:country="GB" fo:font-weight="bold" style:font-weight-asian="bold" style:font-name-complex="Arial1"/>
    </style:style>
    <style:style style:name="T29" style:family="text">
      <style:text-properties fo:language="en" fo:country="GB" fo:font-weight="bold" style:font-weight-asian="bold" style:font-name-complex="Arial1" style:font-size-complex="12pt"/>
    </style:style>
    <style:style style:name="T30" style:family="text">
      <style:text-properties fo:language="en" fo:country="GB" fo:font-weight="bold" style:font-weight-asian="bold" style:font-name-complex="Arial1" style:font-size-complex="12pt" style:font-weight-complex="bold"/>
    </style:style>
    <style:style style:name="T31" style:family="text">
      <style:text-properties fo:language="en" fo:country="GB" fo:font-style="italic" style:font-style-asian="italic" style:font-name-complex="Arial1" style:font-size-complex="12pt" style:font-style-complex="italic"/>
    </style:style>
    <style:style style:name="T32" style:family="text">
      <style:text-properties fo:font-style="italic" style:font-style-asian="italic" style:font-style-complex="italic"/>
    </style:style>
    <style:style style:name="T33" style:family="text">
      <style:text-properties fo:font-size="11pt"/>
    </style:style>
    <style:style style:name="T34" style:family="text">
      <style:text-properties fo:font-size="11pt" fo:language="en" fo:country="GB" style:font-name-complex="Arial1" style:font-size-complex="12pt"/>
    </style:style>
    <style:style style:name="T35" style:family="text">
      <style:text-properties style:font-name="CMR10" fo:font-size="11pt" fo:language="en" fo:country="GB" style:font-name-complex="Arial1" style:font-size-complex="12pt"/>
    </style:style>
    <style:style style:name="T36" style:family="text">
      <style:text-properties style:font-name="CMR12" fo:font-size="12pt" fo:language="en" fo:country="US"/>
    </style:style>
    <style:style style:name="T37" style:family="text">
      <style:text-properties style:font-name="CMR12" fo:font-size="8pt" fo:language="en" fo:country="US" style:font-size-asian="8pt" style:font-size-complex="8pt"/>
    </style:style>
    <style:style style:name="T38" style:family="text">
      <style:text-properties fo:font-variant="small-caps" fo:language="en" fo:country="GB" style:font-name-complex="Arial1" style:font-size-complex="12pt"/>
    </style:style>
    <style:style style:name="T39" style:family="text">
      <style:text-properties style:text-position="super 58%"/>
    </style:style>
    <style:style style:name="T40" style:family="text">
      <style:text-properties style:text-position="super 58%" fo:font-style="italic" style:font-style-asian="italic" style:font-style-complex="italic"/>
    </style:style>
    <style:style style:name="T41" style:family="text">
      <style:text-properties style:text-position="sub 58%"/>
    </style:style>
    <style:style style:name="T42" style:family="text">
      <style:text-properties style:text-position="sub 58%"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Models Coupling Urban Growth and Transportation Network Growth : An Algorithmic Systematic Review Approach</text:span></text:p>
      <text:p text:style-name="CM6"><text:span text:style-name="T2"/></text:p>
      <text:p text:style-name="P14"><text:span text:style-name="T5">Juste Raimbault</text:span><text:note text:id="ftn1" text:note-class="footnote"><text:note-citation>1</text:note-citation><text:note-body><text:p text:style-name="P18"><text:span text:style-name="footnote_20_reference"/><text:span text:style-name="T5"> </text:span><text:span text:style-name="T37">UMR CNRS 8504 - Géographie-Cités, Paris, France</text:span></text:p></text:note-body></text:note></text:p>
      <text:p text:style-name="P3"><text:span text:style-name="T2">Abstract</text:span></text:p>
      <text:p text:style-name="P19"><text:span text:style-name="T12">Taking as an object of study the co-evolution of land-use and transportation infrastructure, a broad bibliographical study suggests the quasi-absence of quantitatve models of simulation that would integrate both network and urban growth. This absence may be due to scientific disciplines involved that do not easily interact and are rather self-centered. We propose an algorithmic systematic review to give quantitative elements of answer to his question. A formal algorithm to retrieve corpuses of references from initial keywords, based on text-mining, is developed and implemented. We study its convergence prperties and do a sensitivity analysis. We then apply it on queries representing typically of our question, and the study of retrieven corpuses tends to confirm the hypothesis.</text:span></text:p>
      <text:p text:style-name="P6"><text:span text:style-name="T28">Keywords </text:span></text:p>
      <text:p text:style-name="P15"><text:span text:style-name="T26">Keyword here</text:span></text:p>
      <text:p text:style-name="P5"><text:span text:style-name="T28">Introduction</text:span></text:p>
      <text:p text:style-name="P11"><text:span text:style-name="T12">Transportation networks and urban land-use are known to be strongly coupled components of urban systems at many scales </text:span><text:span text:style-name="T24">[Bretagnolle, 2009]</text:span><text:span text:style-name="T35"> </text:span><text:span text:style-name="T12">. One common approach is to consider them as co-evolving rather than misleading </text:span><text:soft-page-break/><text:span text:style-name="T12">interpretations such as the dangerous </text:span><text:span text:style-name="T15">myth of structuring effect of transportation </text:span><text:span text:style-name="T25">[Offner, 1993] </text:span><text:span text:style-name="T12">. A question rapidly arising is the existence of models that endogeneize this co-evolution, taking into account simultaneously urban and network growth. We try to answer it using an algorithmic systematic review. The rest of the paper is organized as follows : after a brief state of the art of existing literature, we present the approach and formalize the algorithm, which results are then presented and discussed. </text:span></text:p>
      <text:p text:style-name="P11"><text:span text:style-name="T12"/></text:p>
      <text:p text:style-name="CM6"><text:span text:style-name="T28">Modeling Interactions between Urban Growth and Network Growth : State of the Art</text:span></text:p>
      <text:p text:style-name="CM6"><text:span text:style-name="T28"/></text:p>
      <text:p text:style-name="P16"><text:span text:style-name="T30">Land-Use Transportation Interaction Models.</text:span><text:span text:style-name="T27"> A wide class of models that have been developed essentially for planning purposes, which are the so-called </text:span><text:span text:style-name="T31">Land-use Transportation Interaction Models</text:span><text:span text:style-name="T27">, is a first type answering our research question. See recent reviews </text:span><text:span text:style-name="T34">[Chang, 2006, Iacono et al., 2008, Wegener and Furst, 2004] </text:span><text:span text:style-name="T27">to get an idea of the heterogeneity of included approaches, that exist for more than 30 years ago. Recent models with diverse refinments are still developed today, such as </text:span><text:span text:style-name="T34">[Delons et al., 2008]</text:span><text:span text:style-name="T27"> which includes housing market for Paris area. Diverse aspects of the same system can be translated into many models (see e.g. </text:span><text:span text:style-name="T34">[Wegener et al., 1991] </text:span><text:span text:style-name="T27"><text:s/>), and traffic, residential and employment dynamics, resulting land-use evolution, influenced also by a static transportation network, are generally taken into account.</text:span></text:p>
      <text:p text:style-name="P19"><text:span text:style-name="T27"/></text:p>
      <text:p text:style-name="P16"><text:span text:style-name="T30">Network Growth Approaches.</text:span><text:span text:style-name="T27"> On the contrary, many economic literature has done the opposite of previous models, i.e. trying to reproduce network growth given assumptions on the urban landscape, as reviewed in </text:span><text:span text:style-name="T34">[Zhang and Levinson, 2007]</text:span><text:span text:style-name="T35"> </text:span><text:span text:style-name="T27">. In </text:span><text:span text:style-name="T34">[Xie and Levinson, 2009] </text:span><text:span text:style-name="T27">, economic </text:span><text:soft-page-break/><text:span text:style-name="T27">empirical studies are positioned within other network growth approaches, such as work by physicists giving model of geometrical network growth </text:span><text:span text:style-name="T34">[Barth ́elemy and Flammini, 2008].</text:span><text:span text:style-name="T35"> </text:span><text:span text:style-name="T27">. Analogy with biological networks was also done, reproducing typical robustness properties of transportation networks </text:span><text:span text:style-name="T34">[Tero et al., 2010]</text:span><text:span text:style-name="T35"> </text:span><text:span text:style-name="T27">.</text:span></text:p>
      <text:p text:style-name="P16"><text:span text:style-name="T30">Hybrid Approaches. </text:span><text:span text:style-name="T27">Very few approaches coupling urban growth and network growth can be found in the literature. </text:span><text:span text:style-name="T34">[Barth ́elemy and Flammini, 2009]</text:span><text:span text:style-name="T35"> <text:s/></text:span><text:span text:style-name="T27">couple density evolution with network growth in a toy model, obtaining theoretical results. In </text:span><text:span text:style-name="T34">[Raimbault et al., 2014]</text:span><text:span text:style-name="T35"> </text:span><text:span text:style-name="T27">, a simple Cellular Automaton coupled with an evolutive network reproduces stylized facts of </text:span><text:span text:style-name="T31">human settlements</text:span><text:span text:style-name="T27"> described by </text:span><text:span text:style-name="T38">Le Corbusier</text:span><text:span text:style-name="T27">. At a smaller scale, </text:span><text:span text:style-name="T34">[Achibet et al., 2014] </text:span><text:span text:style-name="T35"><text:s/></text:span><text:span text:style-name="T27">propose a model of co-evolution between roads and buildings, following geometrical rules. These approaches stay however limited and exceptional.</text:span></text:p>
      <text:p text:style-name="P19"><text:span text:style-name="T12"/></text:p>
      <text:p text:style-name="CM6"><text:span text:style-name="T29">Bibliometrical Approach</text:span></text:p>
      <text:p text:style-name="P1"><text:span text:style-name="T29"/></text:p>
      <text:p text:style-name="P16">Literature review is a crucial preliminary step for any scientific work and its quality and extent may have a dramatic impact on perspectives for research question and objectives, and systematic review techniques have been developed, from qualitative review techniques to quantitative meta-analyses allowing to produce new results by combining existing studies<text:span text:style-name="T33">[Rucker, 2012] </text:span>. Missing some references can be considered as a scientific mistake in the context of emerging information systems<text:span text:style-name="T33">[Lissack, 2013]</text:span>. Using a systematic technique should be an advantage to tackle our issue.</text:p>
      <text:p text:style-name="P19"><text:span text:style-name="T27">Indeed, observing the form of the bibliography obtained in previous section raises some hypothesis. We see that all components are present for co-evolutive models to exist </text:span><text:soft-page-break/><text:span text:style-name="T27">but that a lack of communication seems to impeed it. As it was shown in </text:span><text:span text:style-name="T34">[Commenges, 2013] </text:span><text:span text:style-name="T27"><text:s/>for the concept of mobility, for which a “small world of actors” relatively closed invented a notion </text:span><text:span text:style-name="T31">ad hoc</text:span><text:span text:style-name="T27">, using models without accurate knowledge of a more general scientific context, we could be in an analog case for the type of models we are interested in. Restricted interactions between scientific fields working on the same objects but with different purposes, backgrounds and at different scales, could be at the origin of the relative absence of co-evolving models. We propose an algorithmic method described in the following to enlight this issue.</text:span></text:p>
      <text:p text:style-name="P19"><text:span text:style-name="T27"/></text:p>
      <text:p text:style-name="P2"><text:span text:style-name="T27">Description of the Algorithm</text:span></text:p>
      <text:p text:style-name="P17"><text:span text:style-name="T27">While classical bibliometrical studies are based on citation networks </text:span><text:span text:style-name="T34">[Newman, 2013] </text:span><text:span text:style-name="T27"><text:s/>or co-autorship networks </text:span><text:span text:style-name="T34">[Sarigo ̈l et al., 2014] </text:span><text:span text:style-name="T27">, we propose to use a novel paradigm based on text-processing introduced in </text:span><text:span text:style-name="T34">[Chavalarias and Cointet, 2013] </text:span><text:span text:style-name="T27">. It was used to retrieve a cartography of scientific disciplines based on the content of their study, excluding possible partitioning due to socially separated domains. For our question, it has a particular interest, as we want to understand the structure of researches on the subject. The algorithm proceeds by iterations to obtain a stabilized corpus from initial keywords.</text:span></text:p>
      <text:p text:style-name="P16">Let A be an alphabet, A<text:span text:style-name="T39"> * </text:span> corresponding words and T =  ∪ <text:span text:style-name="T42">k</text:span><text:span text:style-name="T41"> ∈ N</text:span>A<text:span text:style-name="T39"> * </text:span><text:span text:style-name="T40">k</text:span> texts of finite length on it. A reference is for the algorithm a record with text fields representing title, abstract and keywords. Set of references at iteration <text:span text:style-name="T32">n</text:span> will be denoted C<text:span text:style-name="T42">n</text:span> ∈ T<text:span text:style-name="T39">3</text:span>. We assume the existence of a set of keywords K<text:span text:style-name="T42">n</text:span>, initial keywords being K<text:span text:style-name="T41">0</text:span>. An iteration goes as follows :</text:p>
      <text:list xml:id="list302531869252933833" text:style-name="L1">
        <text:list-item>
          <text:p text:style-name="P20">A raw intermediate corpus R<text:span text:style-name="T42">n</text:span> is obtained through a catalog request providing previous keywords K<text:span text:style-name="T42">n</text:span><text:span text:style-name="T41"> − 1</text:span>.</text:p>
        </text:list-item>
        <text:list-item>
          <text:p text:style-name="P20"><text:soft-page-break/>Overall corpus is actualized by C<text:span text:style-name="T42">n</text:span> = C<text:span text:style-name="T42">n</text:span><text:span text:style-name="T41"> − 1</text:span> ∪ R<text:span text:style-name="T42">n</text:span>.</text:p>
        </text:list-item>
        <text:list-item>
          <text:p text:style-name="P20">New keywords K<text:span text:style-name="T42">n</text:span> are extracted from corpus through Natural Language Processing treatment, given a parameter <text:span text:style-name="T32">N</text:span><text:span text:style-name="T42">k</text:span> fixing the number of keywords.</text:p>
        </text:list-item>
      </text:list>
      <text:p text:style-name="P17"><text:span text:style-name="T27">The algorithm stops when cardinal of corpus becomes stable or a user-defined maximal number of iterations has been reached. Fig. 1 shows the global workflow.</text:span></text:p>
      <text:p text:style-name="P19"><text:span text:style-name="T12"/></text:p>
      <text:p text:style-name="P11"><text:span text:style-name="T12"><text:s/></text:span></text:p>
      <text:p text:style-name="P5"><text:span text:style-name="T28">Conclusion </text:span></text:p>
      <text:p text:style-name="P11"><text:span text:style-name="T12"/></text:p>
      <text:p text:style-name="P12"/>
      <text:p text:style-name="P4"><text:span text:style-name="T3">References </text:span></text:p>
      <text:p text:style-name="P13"><text:span text:style-name="T7">Amin A., Robins K. (1991), The re-emergence of regional economies? The mythical geography of flexible accumulation, </text:span><text:span text:style-name="T8">Environment and Planning D: Society and Space</text:span><text:span text:style-name="T7">, 8, 1, pp. 7-34.</text:span></text:p>
      <text:p text:style-name="P13"><text:span text:style-name="T16">Badie B. (1996), </text:span><text:span text:style-name="T17">La Fine dei Territori. Saggio sul Disordine Internazionale e sull’Utilità Sociale del Rispetto</text:span><text:span text:style-name="T16">, Trieste, Astesis [or. ed. </text:span><text:span text:style-name="T17">La Fin des Territoires. Essai sur le Désordre International et l’Utilité Social du Respect</text:span><text:span text:style-name="T16">, 1995].</text:span></text:p>
      <text:p text:style-name="P13"><text:span text:style-name="T16">Biscaretti di Ruffia P. (1992), Territorio dello Stato [The Territory of the State], in </text:span><text:span text:style-name="T17">Enciclopedia del Diritto </text:span><text:span text:style-name="T16">[</text:span><text:span text:style-name="T17">Law Enciclopedy</text:span><text:span text:style-name="T16">]</text:span><text:span text:style-name="T17">. 1958-2012. Tomo XLIV</text:span><text:span text:style-name="T16">, Milano, Giuffré, pp. 333-355.</text:span></text:p>
      <text:p text:style-name="P13"><text:span text:style-name="T16">Bourgeot A. (2009), Territorio [Territory], in Bronte P., Izard M. (eds.), </text:span><text:span text:style-name="T17">Dizionario di Antropologia ed Etnologia </text:span><text:span text:style-name="T16">[</text:span><text:span text:style-name="T17">Anthropology and Ethnology Dictionary</text:span><text:span text:style-name="T16">], Torino, Einaudi [or. ed. 1991, pp. 775-776].</text:span></text:p>
      <text:p text:style-name="P13"><text:span text:style-name="T7">Davis J., Joung E. (1996), Taking centre stage: Aboriginal strategies for redressing marginalization, in Howitt R., Connell J. and Hirsch P. (eds.), </text:span><text:span text:style-name="T8">Resources, Nations, and Indigenous People: Caste Studies from Australasia, Melanesia, and Southeast Asia</text:span><text:span text:style-name="T7">, Melbourne, Oxford University Press, pp. 152-171.</text:span></text:p>
      <text:p text:style-name="P13"><text:span text:style-name="T7">Oxford Retail Group (1989), </text:span><text:span text:style-name="T8">Planning for Major Retail Development</text:span><text:span text:style-name="T7">, Oxford, Oxford Institute of Retail Management.</text:span></text:p>
      <text:p text:style-name="P13"><text:span text:style-name="T7">Pickvance C., Preteceille E. (eds.) (1991), </text:span><text:span text:style-name="T8">State Restructuring and Local Power</text:span><text:span text:style-name="T7">: A Comparative Perspective, London, Pinter.</text:span></text:p>
      <text:p text:style-name="P13"><text:span text:style-name="T7">Rittel H., Webber M. (1973), Dilemmas in a General Theory of Planning, </text:span><text:span text:style-name="T8">Policy Science</text:span><text:span text:style-name="T7">, 4, pp. 155-169.</text:span></text:p>
      <text:p text:style-name="P13"><text:span text:style-name="T12">Barbanente A., Borri D., <text:s/>Grassini L. (2012), “Evolutionary technologies in knowledge-based management of water resources: Perspectives from South Asian case studies”, </text:span><text:soft-page-break/><text:span text:style-name="T12">in Higgitt D. (Ed.), </text:span><text:span text:style-name="T14">Perspectives on Environmental Management and Technology in Asian River Basins</text:span><text:span text:style-name="T12">, Springer, Dordrecht, pp. 45-67.</text:span></text:p>
      <text:p text:style-name="P13"><text:span text:style-name="T11">Bevilacqua P. (1996), </text:span><text:span text:style-name="T18">Tra Natura e Storia. </text:span><text:span text:style-name="T9">Ambiente, Economie, Risorse in Italia [Between Nature and History. Environment, Economics, Resources in Italy]</text:span><text:span text:style-name="T10">, Donzelli, Milan.</text:span></text:p>
      <text:p text:style-name="P13"><text:span text:style-name="T1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10" svg:font-family="CMR10"/>
    <style:font-face style:name="CMR12" svg:font-family="CMR12"/>
    <style:font-face style:name="OpenSymbol" svg:font-family="OpenSymbol"/>
    <style:font-face style:name="StarSymbol" svg:font-family="StarSymbol"/>
    <style:font-face style:name="Lucida Sans1" svg:font-family="'Lucida Sans'" style:font-family-generic="swiss"/>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Garamond1" svg:font-family="Garamond" style:font-family-generic="system" style:font-pitch="variable"/>
    <style:font-face style:name="Garamond-Italic" svg:font-family="Garamond-Italic"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_20_text" style:display-name="footnote text" style:family="paragraph" style:parent-style-name="Standard" style:default-outline-level="" style:list-style-name="">
      <style:text-properties fo:font-size="10pt" style:font-size-asian="10pt" style:language-asian="it" style:country-asian="IT" style:font-size-complex="10pt"/>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CM6" style:family="paragraph" style:parent-style-name="Standard" style:default-outline-level="" style:list-style-name="">
      <style:paragraph-properties fo:orphans="0" fo:widows="0"/>
      <style:text-properties style:font-name="Garamond" style:language-asian="it" style:country-asian="IT" style:font-name-complex="F" style:font-size-complex="12pt"/>
    </style:style>
    <style:style style:name="Default" style:family="paragraph" style:default-outline-level="" style:list-style-name="">
      <style:paragraph-properties fo:orphans="0" fo:widows="0" style:writing-mode="lr-tb"/>
      <style:text-properties fo:color="#000000" style:font-name="Garamond" style:language-asian="it" style:country-asian="IT" style:font-name-complex="Garamond1"/>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CM1" style:family="paragraph" style:parent-style-name="Default" style:default-outline-level="" style:list-style-name="">
      <style:paragraph-properties style:line-height-at-least="0.437cm"/>
      <style:text-properties fo:color="#00000a" style:font-name-complex="Times New Roman1"/>
    </style:style>
    <style:style style:name="Testo_20_nota_20_a_20_piè_20_di_20_pagina1" style:display-name="Testo nota a piè di pagina1" style:family="paragraph" style:parent-style-name="Standard" style:default-outline-level="" style:list-style-name="">
      <style:paragraph-properties fo:hyphenation-ladder-count="no-limit"/>
      <style:text-properties style:font-name="Calibri" fo:font-size="10pt" style:letter-kerning="true" style:font-name-asian="Calibri1" style:font-size-asian="10pt" style:language-asian="ar" style:country-asian="SA" style:font-size-complex="10pt" fo:hyphenate="false" fo:hyphenation-remain-char-count="2" fo:hyphenation-push-char-count="2"/>
    </style:style>
    <style:style style:name="Testo_20_fumetto1" style:display-name="Testo fumetto1" style:family="paragraph" style:parent-style-name="Standard" style:default-outline-level="" style:list-style-name="">
      <style:paragraph-properties fo:hyphenation-ladder-count="no-limit"/>
      <style:text-properties style:font-name="Tahoma" fo:font-size="8pt" style:letter-kerning="true" style:font-name-asian="Calibri1" style:font-size-asian="8pt" style:language-asian="ar" style:country-asian="SA" style:font-name-complex="Tahoma1" style:font-size-complex="8pt" fo:hyphenate="false" fo:hyphenation-remain-char-count="2" fo:hyphenation-push-char-count="2"/>
    </style:style>
    <style:style style:name="endnote_20_text" style:display-name="endnote text" style:family="paragraph" style:parent-style-name="Standard" style:default-outline-level="" style:list-style-name="">
      <style:paragraph-properties fo:hyphenation-ladder-count="no-limit"/>
      <style:text-properties style:font-name="Calibri" fo:font-size="10pt" style:letter-kerning="true" style:font-name-asian="Calibri1" style:font-size-asian="10pt" style:language-asian="ar" style:country-asian="SA" style:font-size-complex="10pt" fo:hyphenate="false" fo:hyphenation-remain-char-count="2" fo:hyphenation-push-char-count="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paragraph" style:display-name="First paragraph" style:family="paragraph" style:parent-style-name="Standard" style:next-style-name="Text_20_body"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Testo_20_nota_20_a_20_piè_20_di_20_pagina_20_Carattere" style:display-name="Testo nota a piè di pagina Carattere" style:family="text" style:parent-style-name="Default_20_Paragraph_20_Font">
      <style:text-properties fo:font-size="10pt" style:font-name-asian="Times New Roman1" style:font-size-asian="10pt" style:language-asian="it" style:country-asian="IT" style:font-name-complex="Times New Roman1" style:font-size-complex="10pt"/>
    </style:style>
    <style:style style:name="Intestazione_20_Carattere" style:display-name="Intestazione Carattere" style:family="text" style:parent-style-name="Default_20_Paragraph_20_Font">
      <style:text-properties fo:font-size="11pt" style:font-size-asian="11pt" style:font-name-complex="Times New Roman1" style:font-size-complex="11pt"/>
    </style:style>
    <style:style style:name="Piè_20_di_20_pagina_20_Carattere" style:display-name="Piè di pagina Carattere" style:family="text" style:parent-style-name="Default_20_Paragraph_20_Font">
      <style:text-properties fo:font-size="11pt" style:font-size-asian="11pt" style:font-name-complex="Times New Roman1" style:font-size-complex="11pt"/>
    </style:style>
    <style:style style:name="Testo_20_fumetto_20_Carattere" style:display-name="Testo fumetto Carattere" style:family="text" style:parent-style-name="Default_20_Paragraph_20_Font">
      <style:text-properties style:font-name="Tahoma" fo:font-size="8pt" style:font-size-asian="8pt" style:font-name-complex="Tahoma1" style:font-size-complex="8pt"/>
    </style:style>
    <style:style style:name="footnote_20_reference" style:display-name="footnote reference" style:family="text" style:parent-style-name="Default_20_Paragraph_20_Font">
      <style:text-properties style:text-position="super 58%" style:font-name-complex="Times New Roman1"/>
    </style:style>
    <style:style style:name="Rimando_20_nota_20_a_20_piè_20_di_20_pagina1" style:display-name="Rimando nota a piè di pagina1" style:family="text">
      <style:text-properties style:text-position="super 58%" style:font-name-complex="Times New Roman1"/>
    </style:style>
    <style:style style:name="Carattere_20_della_20_nota" style:display-name="Carattere della nota" style:family="text"/>
    <style:style style:name="endnote_20_reference" style:display-name="endnote reference" style:family="text">
      <style:text-properties style:text-position="super 58%"/>
    </style:style>
    <style:style style:name="Testo_20_nota_20_di_20_chiusura_20_Carattere" style:display-name="Testo nota di chiusura Carattere" style:family="text" style:parent-style-name="Default_20_Paragraph_20_Font">
      <style:text-properties fo:font-size="10pt" style:font-size-asian="10pt" style:font-size-complex="10pt"/>
    </style:style>
    <style:style style:name="Testo_20_nota_20_di_20_chiusura_20_Carattere1" style:display-name="Testo nota di chiusura Carattere1" style:family="text" style:parent-style-name="Default_20_Paragraph_20_Font">
      <style:text-properties style:font-name="Calibri" fo:font-size="10pt" style:letter-kerning="true" style:font-name-asian="Calibri1" style:font-size-asian="10pt" style:language-asian="ar" style:country-asian="SA" style:font-size-complex="10pt"/>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8.5cm" style:type="center"/>
          <style:tab-stop style:position="9.751cm" style:type="center"/>
          <style:tab-stop style:position="17cm" style:type="right"/>
        </style:tab-stops>
      </style:paragraph-properties>
    </style:style>
    <style:style style:name="MP2" style:family="paragraph" style:parent-style-name="Header">
      <style:paragraph-properties>
        <style:tab-stops>
          <style:tab-stop style:position="9.753cm" style:type="right"/>
          <style:tab-stop style:position="17cm" style:type="right"/>
        </style:tab-stops>
      </style:paragraph-properties>
    </style:style>
    <style:style style:name="MP3" style:family="paragraph" style:parent-style-name="Header">
      <style:paragraph-properties>
        <style:tab-stops>
          <style:tab-stop style:position="9.753cm" style:type="center"/>
          <style:tab-stop style:position="17cm" style:type="right"/>
        </style:tab-stops>
      </style:paragraph-properties>
    </style:style>
    <style:style style:name="MT1" style:family="text">
      <style:text-properties style:font-name="Garamond" fo:font-size="9pt" fo:language="en" fo:country="US" style:font-size-asian="9pt" style:font-name-complex="Garamond-Italic" style:font-size-complex="9pt" style:font-style-complex="italic"/>
    </style:style>
    <style:style style:name="MT2"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MT3" style:family="text">
      <style:text-properties style:font-name="Garamond" fo:font-size="9pt" style:font-size-asian="9pt" style:font-size-complex="9pt"/>
    </style:style>
    <style:style style:name="MT4" style:family="text">
      <style:text-properties style:font-name="Garamond" fo:font-size="9pt" fo:font-style="italic" style:font-size-asian="9pt" style:font-style-asian="italic" style:font-name-complex="Garamond-Italic" style:font-size-complex="9pt" style:font-style-complex="italic"/>
    </style:style>
    <style:style style:name="MT5" style:family="text">
      <style:text-properties style:font-name="Garamond" fo:font-size="9pt" style:font-size-asian="9pt" style:font-name-complex="Garamond-Italic" style:font-size-complex="9pt" style:font-style-complex="italic"/>
    </style:style>
    <style:page-layout style:name="Mpm1">
      <style:page-layout-properties fo:page-width="14cm" fo:page-height="21.001cm" style:num-format="1" style:print-orientation="portrait" fo:margin-top="1.27cm" fo:margin-bottom="1.27cm" fo:margin-left="2.101cm" fo:margin-right="2.101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31cm" fo:margin-left="0cm" fo:margin-right="0cm" fo:margin-bottom="1.032cm" style:dynamic-spacing="true"/>
      </style:header-style>
      <style:footer-style>
        <style:header-footer-properties fo:min-height="0.531cm" fo:margin-left="0cm" fo:margin-right="0cm" fo:margin-top="0.4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14cm" fo:page-height="21.001cm" style:num-format="1" style:print-orientation="portrait" fo:margin-top="1.131cm" fo:margin-bottom="0.531cm" fo:margin-left="2.101cm" fo:margin-right="2.101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39cm" fo:margin-left="0cm" fo:margin-right="0cm" fo:margin-bottom="0.039cm" style:dynamic-spacing="true"/>
      </style:header-style>
      <style:footer-style>
        <style:header-footer-properties fo:min-height="0.739cm" fo:margin-left="0cm" fo:margin-right="0cm" fo:margin-top="0.63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aper title here.</text:span><text:span text:style-name="MT2"><text:tab/><text:tab/></text:span><text:span text:style-name="MT3">xx</text:span></text:p>
      </style:header>
      <style:header-left>
        <text:p text:style-name="MP2"><text:span text:style-name="MT3">xx</text:span><text:span text:style-name="MT4"><text:tab/></text:span><text:span text:style-name="MT5">Author name here</text:span></text:p>
      </style:header-left>
      <style:footer>
        <text:p text:style-name="Footer"/>
      </style:footer>
      <style:footer-left>
        <text:p text:style-name="Footer"/>
      </style:footer-left>
    </style:master-page>
    <style:master-page style:name="Converted1" style:page-layout-name="Mpm2"/>
    <style:master-page style:name="First_20_Page" style:display-name="First Page" style:page-layout-name="Mpm3" style:next-style-name="Standard">
      <style:header>
        <text:p text:style-name="MP3"><text:span text:style-name="MT4">Plurimondi, xx, 2016 xx-xx<text:tab/></text:span><text:span text:style-name="MT3">xx</text:span></text:p>
      </style:header>
      <style:footer>
        <text:p text:style-name="Footer"/>
      </style:footer>
    </style:master-page>
    <style:master-page style:name="Endnote" style:page-layout-name="Mpm4"/>
    <style:master-page style:name="Converted2"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c</meta:initial-creator>
    <dc:creator>Juste Raimbault</dc:creator>
    <meta:editing-cycles>4</meta:editing-cycles>
    <meta:creation-date>2015-11-09T12:27:00</meta:creation-date>
    <dc:date>2016-01-15T12:47:41</dc:date>
    <meta:editing-duration>PT1S</meta:editing-duration>
    <meta:generator>OpenOffice/4.1.1$Unix OpenOffice.org_project/411m6$Build-9775</meta:generator>
    <meta:document-statistic meta:table-count="0" meta:image-count="0" meta:object-count="0" meta:page-count="7" meta:paragraph-count="40" meta:word-count="1324" meta:character-count="8723"/>
    <meta:user-defined meta:name="AppVersion">12.0000</meta:user-defined>
    <meta:user-defined meta:name="Company">pol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